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3000001164D4B64DA244108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1272d9" officeooo:paragraph-rsid="001272d9"/>
    </style:style>
    <style:style style:name="T1" style:family="text">
      <style:text-properties officeooo:rsid="000eb319"/>
    </style:style>
    <style:style style:name="T2" style:family="text">
      <style:text-properties officeooo:rsid="001272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1">806</text:span>: <text:span text:style-name="T2">GERAR DOC. DE TRANSPORTE</text:span> <text:span text:style-name="T1">PEÇAS – CENÁRIO 04</text:span></text:p>
      <text:p text:style-name="P1"/>
      <text:p text:style-name="P2"><draw:frame draw:style-name="fr1" draw:name="Figura1" text:anchor-type="paragraph" svg:width="17cm" svg:height="5.075cm" draw:z-index="0"><draw:image xlink:href="Pictures/10000000000003A3000001164D4B64DA244108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20T14:03:15.438000000</dc:date>
    <meta:editing-duration>PT7H2M28S</meta:editing-duration>
    <meta:editing-cycles>13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11" meta:character-count="60" meta:non-whitespace-character-count="49"/>
  </office:meta>
</office:document-meta>
</file>